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918cm" fo:min-width="5.748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="Arrow" draw:marker-end-width="0.457cm" draw:fill="none" draw:textarea-horizontal-align="justify" draw:textarea-vertical-align="middle" draw:auto-grow-height="false" fo:min-height="0.918cm" fo:min-width="5.748cm" fo:padding-top="0.176cm" fo:padding-bottom="0.176cm" fo:padding-left="0.301cm" fo:padding-right="0.301cm"/>
      <style:paragraph-properties style:writing-mode="lr-tb"/>
    </style:style>
    <style:style style:name="gr3" style:family="graphic" style:parent-style-name="objectwithoutfill">
      <style:graphic-properties svg:stroke-width="0.102cm" svg:stroke-color="#000000" draw:marker-start-width="0.356cm" draw:marker-end="Arrow" draw:marker-end-width="0.306cm" draw:fill="soli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1.423cm" fo:min-width="5.556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3.556cm" fo:min-width="2.748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2.134cm" fo:min-width="2.676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712cm" fo:min-width="2.504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712cm" fo:min-width="2.009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712cm" fo:min-width="10.695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954cm" fo:min-width="1.577cm" fo:padding-top="0.176cm" fo:padding-bottom="0.176cm" fo:padding-left="0.301cm" fo:padding-right="0.3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356cm" draw:marker-end="Arrow" draw:marker-end-width="0.306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712cm" fo:min-width="8.807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svg:stroke-width="0.102cm" svg:stroke-color="#000000" draw:marker-start-width="0.356cm" draw:marker-end="Arrow" draw:marker-end-width="0.305cm" draw:fill="none" draw:textarea-horizontal-align="justify" draw:textarea-vertical-align="middle" draw:auto-grow-height="false" fo:min-height="1.355cm" fo:min-width="1.105cm" fo:padding-top="0.176cm" fo:padding-bottom="0.176cm" fo:padding-left="0.301cm" fo:padding-right="0.301cm"/>
      <style:paragraph-properties style:writing-mode="lr-tb"/>
    </style:style>
    <style:style style:name="gr14" style:family="graphic" style:parent-style-name="objectwithoutfill">
      <style:graphic-properties svg:stroke-width="0.102cm" svg:stroke-color="#000000" draw:marker-start-width="0.356cm" draw:marker-end="Arrow" draw:marker-end-width="0.305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15" style:family="graphic" style:parent-style-name="objectwithoutfill">
      <style:graphic-properties svg:stroke-width="0.102cm" svg:stroke-color="#000000" draw:marker-start-width="0.509cm" draw:marker-end="Arrow" draw:marker-end-width="0.305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712cm" fo:min-width="7.406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2" xml:id="id3" draw:id="id3" draw:layer="layout" svg:width="6.35cm" svg:height="1.27cm" svg:x="1cm" svg:y="12.132cm">
                <draw:glue-point draw:id="4" svg:x="3cm" svg:y="-4.921cm"/>
                <draw:glue-point draw:id="5" svg:x="-3cm" svg:y="-4.921cm"/>
                <draw:glue-point draw:id="6" svg:x="-1cm" svg:y="-4.921cm"/>
                <draw:glue-point draw:id="7" svg:x="1cm" svg:y="-4.921cm"/>
                <text:p text:style-name="P1">Weapon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2" xml:id="id1" draw:id="id1" draw:layer="layout" svg:width="6.35cm" svg:height="1.27cm" svg:x="1cm" svg:y="3.332cm">
                <draw:glue-point draw:id="4" svg:x="3cm" svg:y="4.921cm"/>
                <draw:glue-point draw:id="5" svg:x="-3cm" svg:y="4.921cm"/>
                <draw:glue-point draw:id="6" svg:x="-1cm" svg:y="4.921cm"/>
                <draw:glue-point draw:id="7" svg:x="1cm" svg:y="4.921cm"/>
                <draw:glue-point draw:id="8" svg:x="-1cm" svg:y="-4.629cm"/>
                <draw:glue-point draw:id="9" svg:x="1cm" svg:y="-4.629cm"/>
                <text:p text:style-name="P1">Mission Computer</text:p>
                <draw:enhanced-geometry svg:viewBox="0 0 21600 21600" draw:type="rectangle" draw:enhanced-path="M 0 0 L 21600 0 21600 21600 0 21600 0 0 Z N"/>
              </draw:custom-shape>
              <draw:custom-shape draw:style-name="gr1" draw:text-style-name="P2" xml:id="id2" draw:id="id2" draw:layer="layout" svg:width="6.35cm" svg:height="1.27cm" svg:x="1cm" svg:y="8.332cm">
                <draw:glue-point draw:id="4" svg:x="3cm" svg:y="5cm"/>
                <draw:glue-point draw:id="5" svg:x="3cm" svg:y="-5cm"/>
                <draw:glue-point draw:id="6" svg:x="-3cm" svg:y="-5cm"/>
                <draw:glue-point draw:id="7" svg:x="-3cm" svg:y="5cm"/>
                <draw:glue-point draw:id="8" svg:x="-1cm" svg:y="-5cm"/>
                <draw:glue-point draw:id="9" svg:x="1cm" svg:y="-5cm"/>
                <draw:glue-point draw:id="10" svg:x="-1cm" svg:y="5.401cm"/>
                <draw:glue-point draw:id="11" svg:x="1cm" svg:y="5cm"/>
                <text:p text:style-name="P1">Stores Controller</text:p>
                <draw:enhanced-geometry svg:viewBox="0 0 21600 21600" draw:type="rectangle" draw:enhanced-path="M 0 0 L 21600 0 21600 21600 0 21600 0 0 Z N"/>
              </draw:custom-shape>
              <draw:connector draw:style-name="gr3" draw:text-style-name="P3" draw:layer="layout" draw:type="curve" svg:x1="3.54cm" svg:y1="4.591cm" svg:x2="3.54cm" svg:y2="8.332cm" draw:start-shape="id1" draw:start-glue-point="6" draw:end-shape="id2" draw:end-glue-point="8" svg:d="M3540 4591v3741" svg:viewBox="0 0 1 3742">
                <text:p/>
              </draw:connector>
              <draw:connector draw:style-name="gr3" draw:text-style-name="P3" draw:layer="layout" draw:type="curve" svg:x1="3.54cm" svg:y1="9.602cm" svg:x2="3.54cm" svg:y2="12.143cm" draw:start-shape="id2" draw:start-glue-point="10" draw:end-shape="id3" draw:end-glue-point="6" svg:d="M3540 9602v2541" svg:viewBox="0 0 1 2542">
                <text:p/>
              </draw:connector>
              <draw:connector draw:style-name="gr3" draw:text-style-name="P3" draw:layer="layout" draw:type="curve" svg:x1="4.81cm" svg:y1="12.143cm" svg:x2="4.81cm" svg:y2="9.602cm" draw:start-shape="id3" draw:start-glue-point="7" draw:end-shape="id2" draw:end-glue-point="11" svg:d="M4810 12143v-2541" svg:viewBox="0 0 1 2542">
                <text:p/>
              </draw:connector>
              <draw:connector draw:style-name="gr3" draw:text-style-name="P3" draw:layer="layout" draw:type="curve" svg:x1="4.81cm" svg:y1="8.332cm" svg:x2="4.81cm" svg:y2="4.591cm" draw:start-shape="id2" draw:start-glue-point="9" draw:end-shape="id1" draw:end-glue-point="7" svg:d="M4810 8332v-3741" svg:viewBox="0 0 1 3742">
                <text:p/>
              </draw:connector>
              <draw:frame draw:style-name="gr4" draw:text-style-name="P4" draw:layer="layout" svg:width="6.158cm" svg:height="1.775cm" svg:x="4.713cm" svg:y="5.474cm">
                <draw:text-box>
                  <text:p>Weapon status</text:p>
                  <text:p>Weapon target data</text:p>
                </draw:text-box>
              </draw:frame>
              <draw:frame draw:style-name="gr4" draw:text-style-name="P4" draw:layer="layout" svg:width="6.158cm" svg:height="1.775cm" svg:x="4.713cm" svg:y="10.075cm">
                <draw:text-box>
                  <text:p>Weapon status</text:p>
                  <text:p>Weapon target data</text:p>
                </draw:text-box>
              </draw:frame>
              <draw:frame draw:style-name="gr5" draw:text-style-name="P4" draw:layer="layout" svg:width="3.35cm" svg:height="3.908cm" svg:x="0.216cm" svg:y="4.529cm">
                <draw:text-box>
                  <text:list text:style-name="L1">
                    <text:list-item>
                      <text:p>mission</text:p>
                    </text:list-item>
                  </text:list>
                  <text:p><text:s text:c="4"/>status</text:p>
                  <text:list text:continue-numbering="true" text:style-name="L1">
                    <text:list-item>
                      <text:p>on, off,</text:p>
                    </text:list-item>
                    <text:list-item>
                      <text:p>target,</text:p>
                    </text:list-item>
                    <text:list-item>
                      <text:p>release</text:p>
                    </text:list-item>
                  </text:list>
                </draw:text-box>
              </draw:frame>
              <draw:frame draw:style-name="gr6" draw:text-style-name="P4" draw:layer="layout" svg:width="3.278cm" svg:height="2.486cm" svg:x="0.216cm" svg:y="9.609cm">
                <draw:text-box>
                  <text:list text:style-name="L1">
                    <text:list-item>
                      <text:p>on, off,</text:p>
                    </text:list-item>
                    <text:list-item>
                      <text:p>target,</text:p>
                    </text:list-item>
                    <text:list-item>
                      <text:p>release</text:p>
                    </text:list-item>
                  </text:list>
                </draw:text-box>
              </draw:frame>
              <draw:frame draw:style-name="gr7" draw:text-style-name="P4" xml:id="id4" draw:id="id4" draw:layer="layout" svg:width="3.106cm" svg:height="1.064cm" svg:x="1.022cm" svg:y="0.823cm">
                <draw:text-box>
                  <text:p>Operator</text:p>
                </draw:text-box>
                <draw:glue-point draw:id="4" svg:x="3.106cm" svg:y="5cm"/>
              </draw:frame>
              <draw:connector draw:style-name="gr3" draw:text-style-name="P3" draw:layer="layout" draw:type="curve" svg:x1="3.539cm" svg:y1="1.887cm" svg:x2="3.54cm" svg:y2="3.38cm" draw:start-shape="id4" draw:start-glue-point="4" draw:end-shape="id1" draw:end-glue-point="8" svg:d="M3539 1887c0 1045 1 299 1 1493" svg:viewBox="0 0 2 1494">
                <text:p/>
              </draw:connector>
              <draw:frame draw:style-name="gr8" draw:text-style-name="P4" xml:id="id5" draw:id="id5" draw:layer="layout" svg:width="2.611cm" svg:height="1.064cm" svg:x="4.231cm" svg:y="0.823cm">
                <draw:text-box>
                  <text:p>Sensor</text:p>
                </draw:text-box>
                <draw:glue-point draw:id="4" svg:x="-2.78cm" svg:y="4.699cm"/>
              </draw:frame>
              <draw:connector draw:style-name="gr3" draw:text-style-name="P3" draw:layer="layout" draw:type="curve" svg:x1="4.811cm" svg:y1="1.854cm" svg:x2="4.81cm" svg:y2="3.38cm" draw:start-shape="id5" draw:start-glue-point="4" draw:end-shape="id1" draw:end-glue-point="9" svg:d="M4811 1854c0 1095-1 332-1 1526" svg:viewBox="0 0 2 1527">
                <text:p/>
              </draw:connector>
            </draw:g>
            <draw:frame draw:style-name="gr9" draw:text-style-name="P5" draw:layer="layout" svg:width="11.297cm" svg:height="1.064cm" svg:x="0.216cm" svg:y="13.745cm">
              <draw:text-box>
                <text:p><text:span text:style-name="T1">A: Functional Control Model</text:span></text:p>
              </draw:text-box>
            </draw:frame>
          </draw:g>
          <draw:g>
            <draw:g>
              <draw:g>
                <draw:custom-shape draw:style-name="gr10" draw:text-style-name="P2" xml:id="id6" draw:id="id6" draw:layer="layout" svg:width="2.413cm" svg:height="2.54cm" svg:x="11.181cm" svg:y="2.212cm">
                  <text:p text:style-name="P1">Off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2" xml:id="id7" draw:id="id7" draw:layer="layout" svg:width="2.413cm" svg:height="2.54cm" svg:x="15.481cm" svg:y="2.212cm">
                  <text:p text:style-name="P1">Arm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2" xml:id="id8" draw:id="id8" draw:layer="layout" svg:width="2.413cm" svg:height="2.54cm" svg:x="19.981cm" svg:y="2.212cm">
                  <text:p text:style-name="P1">Fix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2" xml:id="id9" draw:id="id9" draw:layer="layout" svg:width="2.413cm" svg:height="2.54cm" svg:x="24.705cm" svg:y="2.212cm">
                  <text:p text:style-name="P1">Release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7" draw:layer="layout" draw:type="curve" svg:x1="13.594cm" svg:y1="3.482cm" svg:x2="15.481cm" svg:y2="3.482cm" draw:start-shape="id6" draw:start-glue-point="1" draw:end-shape="id7" draw:end-glue-point="3" svg:d="M13594 3482h1887" svg:viewBox="0 0 1888 1">
                  <text:p text:style-name="P6">on</text:p>
                  <text:p text:style-name="P6"/>
                </draw:connector>
                <draw:connector draw:style-name="gr11" draw:text-style-name="P7" draw:layer="layout" draw:type="curve" svg:x1="17.894cm" svg:y1="3.482cm" svg:x2="19.981cm" svg:y2="3.482cm" draw:start-shape="id7" draw:start-glue-point="1" draw:end-shape="id8" draw:end-glue-point="3" svg:d="M17894 3482h2087" svg:viewBox="0 0 2088 1">
                  <text:p text:style-name="P6">target</text:p>
                  <text:p text:style-name="P6"/>
                </draw:connector>
                <draw:connector draw:style-name="gr11" draw:text-style-name="P7" draw:layer="layout" draw:type="curve" svg:x1="22.394cm" svg:y1="3.482cm" svg:x2="24.705cm" svg:y2="3.482cm" draw:start-shape="id8" draw:start-glue-point="1" draw:end-shape="id9" draw:end-glue-point="3" svg:d="M22394 3482h2311" svg:viewBox="0 0 2312 1">
                  <text:p text:style-name="P6">release</text:p>
                  <text:p text:style-name="P6"/>
                </draw:connector>
                <draw:connector draw:style-name="gr11" draw:text-style-name="P7" draw:layer="layout" draw:type="curve" svg:x1="16.687cm" svg:y1="2.212cm" svg:x2="12.387cm" svg:y2="2.212cm" draw:start-shape="id7" draw:start-glue-point="0" draw:end-shape="id6" draw:end-glue-point="0" svg:d="M16687 2212c0-828-4300-828-4300 0" svg:viewBox="0 0 4301 622">
                  <text:p text:style-name="P6">off</text:p>
                  <text:p text:style-name="P6"/>
                  <text:p text:style-name="P6"/>
                </draw:connector>
                <draw:connector draw:style-name="gr11" draw:text-style-name="P7" draw:layer="layout" draw:type="curve" draw:line-skew="-0.823cm" svg:x1="21.187cm" svg:y1="2.212cm" svg:x2="12.387cm" svg:y2="2.212cm" draw:start-shape="id8" draw:start-glue-point="0" draw:end-shape="id6" draw:end-glue-point="0" svg:d="M21187 2212c0-2062-8800-2062-8800 0" svg:viewBox="0 0 8801 1547">
                  <text:p text:style-name="P6">off</text:p>
                  <text:p text:style-name="P6"/>
                  <text:p text:style-name="P6"/>
                  <text:p text:style-name="P6"/>
                </draw:connector>
              </draw:g>
              <draw:frame draw:style-name="gr12" draw:text-style-name="P5" draw:layer="layout" svg:width="9.409cm" svg:height="1.064cm" svg:x="14.445cm" svg:y="5.188cm">
                <draw:text-box>
                  <text:p><text:span text:style-name="T1">B: Weapon Release CONOPS</text:span></text:p>
                </draw:text-box>
              </draw:frame>
            </draw:g>
            <draw:g>
              <draw:custom-shape draw:style-name="gr13" draw:text-style-name="P2" xml:id="id13" draw:id="id13" draw:layer="layout" svg:width="2.413cm" svg:height="2.413cm" svg:x="11.117cm" svg:y="9.176cm">
                <text:p text:style-name="P1">Off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xml:id="id10" draw:id="id10" draw:layer="layout" svg:width="2.413cm" svg:height="2.413cm" svg:x="15.517cm" svg:y="9.176cm">
                <text:p text:style-name="P1">Arm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xml:id="id11" draw:id="id11" draw:layer="layout" svg:width="2.413cm" svg:height="2.413cm" svg:x="19.917cm" svg:y="9.176cm">
                <text:p text:style-name="P1">Fix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xml:id="id12" draw:id="id12" draw:layer="layout" svg:width="2.413cm" svg:height="2.413cm" svg:x="24.617cm" svg:y="9.176cm">
                <text:p text:style-name="P1">Release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" draw:text-style-name="P7" draw:layer="layout" svg:x1="13.53cm" svg:y1="10.446cm" svg:x2="15.562cm" svg:y2="10.446cm">
                <text:p text:style-name="P6">exec</text:p>
                <text:p text:style-name="P6">on</text:p>
              </draw:line>
              <draw:connector draw:style-name="gr14" draw:text-style-name="P7" draw:layer="layout" draw:type="curve" svg:x1="17.93cm" svg:y1="10.383cm" svg:x2="19.917cm" svg:y2="10.383cm" draw:start-shape="id10" draw:start-glue-point="10" draw:end-shape="id11" draw:end-glue-point="6" svg:d="M17930 10383h1987" svg:viewBox="0 0 1988 1">
                <text:p text:style-name="P6">exec</text:p>
                <text:p text:style-name="P6">target</text:p>
              </draw:connector>
              <draw:connector draw:style-name="gr14" draw:text-style-name="P7" draw:layer="layout" draw:type="curve" svg:x1="22.33cm" svg:y1="10.383cm" svg:x2="24.617cm" svg:y2="10.383cm" draw:start-shape="id11" draw:start-glue-point="10" draw:end-shape="id12" draw:end-glue-point="6" svg:d="M22330 10383h2287" svg:viewBox="0 0 2288 1">
                <text:p text:style-name="P6">exec</text:p>
                <text:p text:style-name="P6">release</text:p>
              </draw:connector>
              <draw:connector draw:style-name="gr14" draw:text-style-name="P7" draw:layer="layout" draw:type="curve" svg:x1="15.87cm" svg:y1="9.529cm" svg:x2="12.324cm" svg:y2="9.176cm" draw:start-shape="id10" draw:start-glue-point="5" draw:end-shape="id13" draw:end-glue-point="4" svg:d="M15870 9529c0-1357-3546-1181-3546-353" svg:viewBox="0 0 3547 998">
                <text:p text:style-name="P6">exec off</text:p>
                <text:p text:style-name="P6"/>
                <text:p text:style-name="P6"/>
                <text:p text:style-name="P6"/>
              </draw:connector>
              <draw:connector draw:style-name="gr14" draw:text-style-name="P7" draw:layer="layout" draw:type="curve" svg:x1="21.124cm" svg:y1="11.589cm" svg:x2="12.324cm" svg:y2="11.589cm" draw:start-shape="id11" draw:start-glue-point="8" draw:end-shape="id13" draw:end-glue-point="8" svg:d="M21124 11589c0 826-8800 826-8800 0" svg:viewBox="0 0 8801 621">
                <text:p text:style-name="P6"/>
                <text:p text:style-name="P6"/>
                <text:p text:style-name="P6">exec off </text:p>
              </draw:connector>
              <draw:connector draw:style-name="gr14" draw:text-style-name="P7" draw:layer="layout" draw:type="curve" draw:line-skew="-0.65cm" svg:x1="15.87cm" svg:y1="9.529cm" svg:x2="17.577cm" svg:y2="9.529cm" draw:start-shape="id10" draw:start-glue-point="5" draw:end-shape="id10" draw:end-glue-point="11" svg:d="M15870 9529c0-2332 1707-2332 1707 0" svg:viewBox="0 0 1708 1750">
                <text:p text:style-name="P6">trap on, release</text:p>
                <text:p text:style-name="P6"/>
                <text:p text:style-name="P6"/>
                <text:p text:style-name="P6"/>
                <text:p text:style-name="P6"/>
              </draw:connector>
              <draw:connector draw:style-name="gr14" draw:text-style-name="P7" draw:layer="layout" draw:type="curve" draw:line-skew="-0.069cm" svg:x1="20.27cm" svg:y1="9.529cm" svg:x2="21.977cm" svg:y2="9.529cm" draw:start-shape="id11" draw:start-glue-point="5" draw:end-shape="id11" draw:end-glue-point="11" svg:d="M20270 9529c0-1461 1707-1461 1707 0" svg:viewBox="0 0 1708 1097">
                <text:p text:style-name="P6">trap on, target</text:p>
                <text:p text:style-name="P6"/>
                <text:p text:style-name="P6"/>
                <text:p text:style-name="P6"/>
              </draw:connector>
              <draw:connector draw:style-name="gr14" draw:text-style-name="P7" draw:layer="layout" draw:type="curve" svg:x1="24.97cm" svg:y1="9.529cm" svg:x2="26.677cm" svg:y2="9.529cm" draw:start-shape="id12" draw:start-glue-point="5" draw:end-shape="id12" draw:end-glue-point="11" svg:d="M24970 9529c0-1357 1707-1357 1707 0" svg:viewBox="0 0 1708 1019">
                <text:p text:style-name="P6">trap on, off,</text:p>
                <text:p text:style-name="P6">target, release</text:p>
                <text:p text:style-name="P6"/>
                <text:p text:style-name="P6"/>
                <text:p text:style-name="P6"/>
                <text:p text:style-name="P6"/>
              </draw:connector>
              <draw:connector draw:style-name="gr15" draw:text-style-name="P7" draw:layer="layout" draw:type="curve" draw:line-skew="-0.075cm -0.015cm" svg:x1="11.117cm" svg:y1="10.383cm" svg:x2="12.324cm" svg:y2="9.176cm" draw:start-shape="id13" draw:start-glue-point="6" draw:end-shape="id13" draw:end-glue-point="4" svg:d="M11117 10383c-940 0-784-888-247-1402s1454-655 1454 195" svg:viewBox="0 0 1886 1817">
                <text:p text:style-name="P6">trap off, target,</text:p>
                <text:p text:style-name="P6">release</text:p>
                <text:p text:style-name="P6"/>
                <text:p text:style-name="P6"/>
                <text:p text:style-name="P6"/>
                <text:p text:style-name="P6"/>
                <text:p text:style-name="P6"/>
              </draw:connector>
            </draw:g>
            <draw:frame draw:style-name="gr16" draw:text-style-name="P5" draw:layer="layout" svg:width="17.169cm" svg:height="1.064cm" svg:x="10.15cm" svg:y="12.945cm">
              <draw:text-box>
                <text:p><text:span text:style-name="T1">C: Secure State Machine for Weapon Release CONOP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9T16:04:47.600880287</meta:creation-date>
    <dc:date>2023-04-11T12:50:37.787966679</dc:date>
    <meta:editing-duration>PT22M43S</meta:editing-duration>
    <meta:editing-cycles>8</meta:editing-cycles>
    <meta:generator>LibreOffice/6.4.7.2$Linux_X86_64 LibreOffice_project/40$Build-2</meta:generator>
    <meta:document-statistic meta:object-count="47"/>
  </office:meta>
</office:document-meta>
</file>